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4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508cm" fo:padding-bottom="0.508cm" fo:padding-left="0.508cm" fo:padding-right="0.508cm" fo:wrap-option="wrap"/>
    </style:style>
    <style:style style:name="pr7" style:family="presentation" style:parent-style-name="Main_20_Poin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Main_20_Poin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7cm" fo:padding-bottom="0.507cm" fo:padding-left="0.507cm" fo:padding-right="0.507cm" fo:wrap-option="wrap"/>
    </style:style>
    <style:style style:name="pr10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7cm" fo:padding-bottom="0.507cm" fo:padding-left="0.507cm" fo:padding-right="0.507cm" fo:wrap-option="wrap"/>
    </style:style>
    <style:style style:name="pr11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0" style:family="paragraph">
      <style:paragraph-properties fo:margin-top="0cm" fo:margin-bottom="0cm" fo:line-height="100%" fo:text-align="start" style:writing-mode="lr-tb"/>
      <style:text-properties fo:font-size="11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Calibri" style:font-size-asian="120pt" style:font-style-asian="normal" style:font-weight-asian="normal" style:font-name-complex="Calibri" style:font-size-complex="1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Using </text:span><text:span text:style-name="T1">Conte</text:span><text:span text:style-name="T1">xt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text:span text:style-name="T2"><text:line-break/></text:span><text:span text:style-name="T2">This would be the introduction slide of the topic that you </text:span><text:span text:style-name="T2">are covering in this subsection.</text:span></text:p>
              <text:p text:style-name="P3"><text:span text:style-name="T2">When this slide plays, you could talk about the main aim that </text:span><text:span text:style-name="T2">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1T19">
        <draw:frame draw:name="Shape 148" presentation:style-name="pr3" draw:text-style-name="P5" draw:layer="layout" svg:width="48.992cm" svg:height="3.344cm" svg:x="0.557cm" svg:y="0.097cm" presentation:class="title" presentation:user-transformed="true">
          <draw:text-box>
            <text:p text:style-name="P1"><text:span text:style-name="T3">In this Video, </text:span><text:span text:style-name="T3">we are going </text:span><text:span text:style-name="T3">to take a look </text:span><text:span text:style-name="T3">at…</text:span></text:p>
          </draw:text-box>
        </draw:frame>
        <draw:frame draw:name="Shape 149" presentation:style-name="pr4" draw:text-style-name="P7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6"><text:span text:style-name="T4">The problem that context attempts to solve</text:span></text:p>
              </text:list-item>
              <text:list-item>
                <text:p text:style-name="P6"><text:span text:style-name="T4">The problems with using context to solve it</text:span></text:p>
              </text:list-item>
              <text:list-item>
                <text:p text:style-name="P6"><text:span text:style-name="T4">How to use context to pass data implicitly to descendants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2">[Mandatory Slide]</text:span></text:p>
              <text:p text:style-name="P3"><text:span text:style-name="T2">Before the start of the video, we’d like to highlight what are </text:span><text:span text:style-name="T2">important topics or pointers that we’d be covering in this </text:span><text:span text:style-name="T2">video. This slide would immediately follow the intro/name </text:span><text:span text:style-name="T2">slide. This would just be say 2-3 points for the viewers to </text:span><text:span text:style-name="T2">know what they are getting into.</text:span></text:p>
              <text:p text:style-name="P3"><text:span text:style-name="T2"/></text:p>
            </draw:text-box>
          </draw:frame>
        </presentation:notes>
      </draw:page>
      <draw:page draw:name="A key point (or issue)!" draw:style-name="dp1" draw:master-page-name="Main_20_Point">
        <draw:frame draw:name="Shape 237" presentation:style-name="pr6" draw:text-style-name="P9" draw:layer="layout" svg:width="44.612cm" svg:height="22.715cm" svg:x="2.723cm" svg:y="2.711cm" presentation:class="title" presentation:user-transformed="true">
          <draw:text-box>
            <text:p text:style-name="P1"><text:span text:style-name="T5">War</text:span><text:span text:style-name="T5">ning</text:span><text:span text:style-name="T5">: </text:span><text:span text:style-name="T5">This </text:span><text:span text:style-name="T5">Is </text:span><text:span text:style-name="T5">Unst</text:span><text:span text:style-name="T5">able</text:span><text:span text:style-name="T5">!</text:span></text:p>
          </draw:text-box>
        </draw:frame>
        <presentation:notes draw:style-name="dp2">
          <draw:page-thumbnail draw:name="Shape 234" draw:style-name="gr1" draw:layer="layout" svg:width="16.932cm" svg:height="9.524cm" svg:x="1.058cm" svg:y="1.905cm" draw:page-number="3" presentation:class="page"/>
          <draw:frame draw:name="Shape 235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2">Something that needs to grab the viewers attention!!</text:span></text:p>
            </draw:text-box>
          </draw:frame>
        </presentation:notes>
      </draw:page>
      <draw:page draw:name="page4" draw:style-name="dp1" draw:master-page-name="Main_20_Point">
        <draw:frame draw:name="Shape 237" presentation:style-name="pr6" draw:text-style-name="P9" draw:layer="layout" svg:width="44.612cm" svg:height="22.715cm" svg:x="2.723cm" svg:y="2.711cm" presentation:class="title" presentation:user-transformed="true">
          <draw:text-box>
            <text:p text:style-name="P1"><text:span text:style-name="T5">You </text:span><text:span text:style-name="T5">Prob</text:span><text:span text:style-name="T5">ably </text:span><text:span text:style-name="T5">Don’</text:span><text:span text:style-name="T5">t </text:span><text:span text:style-name="T5">Nee</text:span><text:span text:style-name="T5">d </text:span><text:span text:style-name="T5">This.</text:span></text:p>
          </draw:text-box>
        </draw:frame>
        <presentation:notes draw:style-name="dp2">
          <draw:page-thumbnail draw:name="Shape 234" draw:style-name="gr1" draw:layer="layout" svg:width="16.932cm" svg:height="9.524cm" svg:x="1.058cm" svg:y="1.905cm" draw:page-number="4" presentation:class="page"/>
          <draw:frame draw:name="Shape 235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2">Something that needs to grab the viewers attention!!</text:span></text:p>
            </draw:text-box>
          </draw:frame>
        </presentation:notes>
      </draw:page>
      <draw:page draw:name="page5" draw:style-name="dp1" draw:master-page-name="Default">
        <draw:frame draw:name="Shape 108" presentation:style-name="pr9" draw:text-style-name="P2" draw:layer="layout" svg:width="45.636cm" svg:height="5.181cm" svg:x="2.179cm" svg:y="10.104cm" presentation:class="title" presentation:user-transformed="true">
          <draw:text-box>
            <text:p text:style-name="P12"><text:span text:style-name="T1">Name of </text:span><text:span text:style-name="T1">the Next </text:span><text:span text:style-name="T1">Section</text:span></text:p>
          </draw:text-box>
        </draw:frame>
        <draw:frame draw:name="Shape 109" presentation:style-name="pr10" draw:text-style-name="P13" draw:layer="layout" svg:width="45.636cm" svg:height="2.402cm" svg:x="2.179cm" svg:y="15.487cm" presentation:class="subtitle" presentation:user-transformed="true">
          <draw:text-box>
            <text:p text:style-name="P12"><text:span text:style-name="T3">Next Section</text:span></text:p>
          </draw:text-box>
        </draw:frame>
        <presentation:notes draw:style-name="dp2">
          <draw:page-thumbnail draw:name="Shape 105" draw:style-name="gr1" draw:layer="layout" svg:width="16.932cm" svg:height="9.524cm" svg:x="1.058cm" svg:y="1.905cm" draw:page-number="5" presentation:class="page"/>
          <draw:frame draw:name="Shape 106" presentation:style-name="pr11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/text:p>
              <text:p text:style-name="P3"><text:span text:style-name="T2">Here the name of the next section needs to be mentioned. </text:span><text:span text:style-name="T2">The narration as you guessed it would be just letting the </text:span><text:span text:style-name="T2">viewer know what we’d be taking over next! </text:span><text:span text:style-name="T6"></text:span></text:p>
              <text:p text:style-name="P3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5</meta:editing-cycles>
    <dc:date>2018-01-06T11:55:13.395893557</dc:date>
    <meta:editing-duration>PT32M36S</meta:editing-duration>
    <meta:generator>LibreOffice/5.1.6.2$Linux_X86_64 LibreOffice_project/10m0$Build-2</meta:generator>
    <meta:document-statistic meta:object-count="11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